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font-size="30pt" officeooo:rsid="001a1c69" officeooo:paragraph-rsid="001a1c69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8132" officeooo:paragraph-rsid="0018651f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18132" officeooo:paragraph-rsid="0018651f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1c99a4" officeooo:paragraph-rsid="001c99a4" style:font-size-asian="28pt" style:font-size-complex="28pt"/>
    </style:style>
    <style:style style:name="P5" style:family="paragraph" style:parent-style-name="Text_20_body">
      <style:text-properties fo:font-size="14pt" officeooo:rsid="001704c1" officeooo:paragraph-rsid="002eeb5a" style:font-size-asian="18.2000007629395pt" style:font-size-complex="18.2000007629395pt"/>
    </style:style>
    <style:style style:name="P6" style:family="paragraph" style:parent-style-name="Text_20_body">
      <style:text-properties fo:font-size="14pt" officeooo:rsid="0031eed3" officeooo:paragraph-rsid="0031eed3" style:font-size-asian="18.2000007629395pt" style:font-size-complex="18.2000007629395pt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1a1c69" officeooo:paragraph-rsid="001a1c69" style:font-size-asian="20pt" style:font-weight-asian="bold" style:font-size-complex="20pt" style:font-weight-complex="bold"/>
    </style:style>
    <style:style style:name="P8" style:family="paragraph" style:parent-style-name="Text_20_body">
      <style:text-properties fo:font-variant="normal" fo:text-transform="none" fo:color="#333333" style:font-name="open sans" fo:font-size="10.5pt" fo:letter-spacing="normal" fo:font-style="normal" fo:font-weight="normal" officeooo:rsid="001704c1" officeooo:paragraph-rsid="002eeb5a" style:font-size-asian="18.2000007629395pt" style:font-size-complex="18.2000007629395pt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3.6866in" style:auto-text-indent="false" fo:background-color="transparent"/>
      <style:text-properties fo:font-size="14pt" officeooo:rsid="00118132" officeooo:paragraph-rsid="0018651f" style:font-size-asian="28pt" style:font-size-complex="28pt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3.6866in" style:auto-text-indent="false" fo:background-color="transparent"/>
      <style:text-properties fo:font-size="14pt" fo:font-weight="normal" officeooo:rsid="00118132" officeooo:paragraph-rsid="001fe990" style:font-size-asian="28pt" style:font-weight-asian="normal" style:font-size-complex="28pt" style:font-weight-complex="normal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3.6866in" style:auto-text-indent="false" style:page-number="auto" fo:background-color="transparent"/>
      <style:text-properties fo:font-size="14pt" fo:font-weight="normal" officeooo:rsid="00118132" officeooo:paragraph-rsid="001fe990" style:font-size-asian="28pt" style:font-weight-asian="normal" style:font-size-complex="28pt" style:font-weight-complex="normal"/>
    </style:style>
    <style:style style:name="P1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fo:font-size="14pt" fo:font-weight="bold" officeooo:rsid="00118132" officeooo:paragraph-rsid="001fe990" style:font-size-asian="28pt" style:font-weight-asian="bold" style:font-size-complex="28pt" style:font-weight-complex="bold"/>
    </style:style>
    <style:style style:name="P13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14" style:family="paragraph" style:parent-style-name="Text_20_body">
      <style:text-properties officeooo:paragraph-rsid="002eeb5a"/>
    </style:style>
    <style:style style:name="P15" style:family="paragraph" style:parent-style-name="Heading_20_1">
      <style:paragraph-properties fo:break-before="page"/>
      <style:text-properties officeooo:paragraph-rsid="00354cc0"/>
    </style:style>
    <style:style style:name="T1" style:family="text">
      <style:text-properties officeooo:rsid="001a4784"/>
    </style:style>
    <style:style style:name="T2" style:family="text">
      <style:text-properties officeooo:rsid="0031eed3"/>
    </style:style>
    <style:style style:name="T3" style:family="text">
      <style:text-properties fo:font-size="14pt" officeooo:rsid="001704c1" style:font-size-asian="18.2000007629395pt" style:font-size-complex="18.2000007629395pt"/>
    </style:style>
    <style:style style:name="T4" style:family="text">
      <style:text-properties fo:font-size="14pt" officeooo:rsid="001725fa" style:font-size-asian="18.2000007629395pt" style:font-size-complex="18.2000007629395pt"/>
    </style:style>
    <style:style style:name="T5" style:family="text">
      <style:text-properties fo:font-size="14pt" officeooo:rsid="00181969" style:font-size-asian="18.2000007629395pt" style:font-size-complex="18.2000007629395pt"/>
    </style:style>
    <style:style style:name="T6" style:family="text">
      <style:text-properties fo:font-size="14pt" officeooo:rsid="00354cc0" style:font-size-asian="18.2000007629395pt" style:font-size-complex="18.2000007629395pt"/>
    </style:style>
    <style:style style:name="T7" style:family="text">
      <style:text-properties fo:font-size="14pt" officeooo:rsid="003686c0" style:font-size-asian="18.2000007629395pt" style:font-size-complex="18.2000007629395pt"/>
    </style:style>
    <style:style style:name="T8" style:family="text">
      <style:text-properties officeooo:rsid="00389f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1">REPORT</text:p>
      <text:p text:style-name="P7">OBJECT-ORIENTED PROGRAMMING <text:span text:style-name="T1">COURSE</text:span></text:p>
      <text:p text:style-name="P4"/>
      <text:p text:style-name="P4">PROJECT: FARM SIMULATOR</text:p>
      <text:p text:style-name="P4"/>
      <text:p text:style-name="P12"><text:tab/><text:tab/><text:tab/><text:tab/><text:tab/><text:tab/><text:tab/><text:tab/>Group 1: </text:p>
      <text:p text:style-name="P11"><text:tab/>Nguyễn Việt Anh</text:p>
      <text:p text:style-name="P10"><text:tab/>Trần Thị Thoa</text:p>
      <text:p text:style-name="P10"><text:tab/>Bùi Thị Phương Anh</text:p>
      <text:p text:style-name="P10"><text:tab/>Trần Vũ Hải</text:p>
      <text:p text:style-name="P9"/>
      <text:p text:style-name="P2"/>
      <text:h text:style-name="P15" text:outline-level="1"><text:span text:style-name="T2">1. </text:span>Overview</text:h>
      <text:p text:style-name="P14"><text:span text:style-name="T6">Firstly, we built a farm simulator which bring</text:span><text:span text:style-name="T3"> you a visual farm where you can </text:span><text:span text:style-name="T5">have some animals and grow </text:span><text:span text:style-name="T7">plants</text:span><text:span text:style-name="T5">.</text:span></text:p>
      <text:h text:style-name="Heading_20_2" text:outline-level="2">The main function of this system:</text:h>
      <text:p text:style-name="Text_20_body">- <text:span text:style-name="T8">Simulate a farm with animals and pla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0:00:58.179732250</meta:creation-date>
    <dc:date>2018-05-13T22:10:32.309352963</dc:date>
    <meta:editing-duration>PT1H46M23S</meta:editing-duration>
    <meta:editing-cycles>26</meta:editing-cycles>
    <meta:generator>LibreOffice/6.0.3.2$Linux_X86_64 LibreOffice_project/00m0$Build-2</meta:generator>
    <meta:document-statistic meta:table-count="0" meta:image-count="0" meta:object-count="0" meta:page-count="2" meta:paragraph-count="12" meta:word-count="59" meta:character-count="339" meta:non-whitespace-character-count="279"/>
  </office:meta>
</office:document-meta>
</file>